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18:07:26.5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18:07:42.086000000</dc:date>
    <meta:print-date>2006-09-05T16:08:04</meta:print-date>
    <meta:editing-duration>PT18M43S</meta:editing-duration>
    <meta:editing-cycles>8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gradient" draw:fill-gradient-name="Tango_20_Gray" draw:gradient-step-count="0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6cm" svg:y="0.309cm" chart:style-name="ch2">
          <text:p>Éves árbevétel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002cm" svg:y="1.172cm" svg:width="17.315cm" svg:height="6.772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8.861cm" svg:y="8.119cm" chart:style-name="ch6">
              <text:p>Negyedév</text:p>
            </chart:title>
            <chart:categories table:cell-range-address="Mo_példa_06_a.E9:Mo_példa_06_a.G10"/>
          </chart:axis>
          <chart:axis chart:dimension="y" chart:name="primary-y" chart:style-name="ch7">
            <chart:title svg:x="0.06cm" svg:y="5.581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